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6a0c" officeooo:paragraph-rsid="001d6a0c"/>
    </style:style>
    <style:style style:name="P2" style:family="paragraph" style:parent-style-name="Standard">
      <style:text-properties officeooo:rsid="001d6a0c" officeooo:paragraph-rsid="001d6a0c"/>
    </style:style>
    <style:style style:name="T1" style:family="text">
      <style:text-properties officeooo:rsid="001f1e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bc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13:15:01.274000000</meta:creation-date>
    <dc:date>2022-03-15T13:57:42.187000000</dc:date>
    <meta:editing-duration>PT25M31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